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355cm" draw:marker-end="Arrow_20_concave" draw:marker-end-width="0.2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.5cm" draw:shadow="visible"/>
    </style:style>
    <style:style style:name="gr3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95cm" fo:min-width="1.5cm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.8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7.291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67cm" fo:min-width="1.198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7cm" fo:min-width="1.197cm" draw:shadow="visibl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95cm" fo:min-width="1.01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395cm" fo:min-width="0.705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395cm" fo:min-width="1.844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395cm" fo:min-width="0.353cm"/>
    </style:style>
    <style:style style:name="gr12" style:family="graphic" style:parent-style-name="standard">
      <style:graphic-properties draw:stroke="dash" draw:stroke-dash="Dashed_20__28_var_29_" svg:stroke-width="0.05cm" draw:marker-start-width="0.355cm" draw:marker-end-width="0.355cm" draw:fill="none" draw:fill-color="#ffffff" draw:textarea-horizontal-align="justify" draw:textarea-vertical-align="middle" draw:auto-grow-height="false" fo:min-height="2.2cm" fo:min-width="11.05cm" fo:padding-top="0.15cm" fo:padding-bottom="0.15cm" fo:padding-left="0.275cm" fo:padding-right="0.275cm" draw:shadow="hidden"/>
    </style:style>
    <style:style style:name="gr13" style:family="graphic" style:parent-style-name="standard">
      <style:graphic-properties draw:stroke="dash" draw:stroke-dash="Dashed_20__28_var_29_" svg:stroke-width="0.05cm" draw:marker-start-width="0.355cm" draw:marker-end-width="0.355cm" draw:fill="none" draw:fill-color="#ffffff" draw:textarea-horizontal-align="justify" draw:textarea-vertical-align="middle" draw:auto-grow-height="false" fo:min-height="2.2cm" fo:min-width="5.55cm" fo:padding-top="0.15cm" fo:padding-bottom="0.15cm" fo:padding-left="0.275cm" fo:padding-right="0.275cm" draw:shadow="hidden"/>
    </style:style>
    <style:style style:name="gr14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1.954cm" fo:min-width="6.866cm" fo:padding-top="0.225cm" fo:padding-bottom="0.225cm" fo:padding-left="0.35cm" fo:padding-right="0.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ffff" draw:opacity="100%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color="#3465a4" fo:font-size="10pt" fo:font-weight="bold" fo:background-color="transparent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3465a4" fo:font-size="10pt" fo:font-weight="bold" fo:background-color="transparent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5.995cm" svg:y1="10.989cm" svg:x2="7cm" svg:y2="11cm" draw:start-shape="id1" draw:start-glue-point="1" draw:end-shape="id2" draw:end-glue-point="3" svg:d="M5995 10989l1005 11" svg:viewBox="0 0 1006 12">
          <text:p/>
        </draw:connector>
        <draw:connector draw:style-name="gr1" draw:text-style-name="P1" draw:layer="layout" draw:type="line" svg:x1="20.65cm" svg:y1="10.4cm" svg:x2="20.653cm" svg:y2="9.201cm" draw:start-shape="id3" draw:start-glue-point="0" draw:end-shape="id4" draw:end-glue-point="8" svg:d="M20650 10400l3-1199" svg:viewBox="0 0 4 1200">
          <text:p/>
        </draw:connector>
        <draw:connector draw:style-name="gr1" draw:text-style-name="P1" draw:layer="layout" draw:type="line" svg:x1="18.5cm" svg:y1="11cm" svg:x2="19.5cm" svg:y2="11cm" draw:start-shape="id5" draw:start-glue-point="1" draw:end-shape="id3" draw:end-glue-point="3" svg:d="M18500 11000h1000" svg:viewBox="0 0 1001 1">
          <text:p/>
        </draw:connector>
        <draw:connector draw:style-name="gr1" draw:text-style-name="P1" draw:layer="layout" draw:type="line" svg:x1="15cm" svg:y1="11cm" svg:x2="16.5cm" svg:y2="11cm" draw:start-shape="id6" draw:start-glue-point="1" draw:end-shape="id5" draw:end-glue-point="3" svg:d="M15000 11000h1500" svg:viewBox="0 0 1501 1">
          <text:p/>
        </draw:connector>
        <draw:connector draw:style-name="gr1" draw:text-style-name="P1" draw:layer="layout" draw:type="line" svg:x1="9cm" svg:y1="11cm" svg:x2="10cm" svg:y2="11cm" draw:start-shape="id2" draw:start-glue-point="1" draw:end-shape="id7" svg:d="M9000 11000h1000" svg:viewBox="0 0 1001 1">
          <text:p/>
        </draw:connector>
        <draw:connector draw:style-name="gr1" draw:text-style-name="P1" draw:layer="layout" draw:type="line" svg:x1="5cm" svg:y1="9.2cm" svg:x2="4.995cm" svg:y2="10.389cm" draw:start-shape="id8" draw:start-glue-point="8" draw:end-shape="id1" draw:end-glue-point="0" svg:d="M5000 9200l-5 1189" svg:viewBox="0 0 6 1190">
          <text:p/>
        </draw:connector>
        <draw:connector draw:style-name="gr1" draw:text-style-name="P1" draw:layer="layout" draw:type="line" svg:x1="12cm" svg:y1="11cm" svg:x2="13cm" svg:y2="11cm" draw:start-shape="id7" draw:start-glue-point="1" draw:end-shape="id6" svg:d="M12000 11000h1000" svg:viewBox="0 0 1001 1">
          <text:p/>
        </draw:connector>
        <draw:custom-shape draw:style-name="gr2" draw:text-style-name="P3" xml:id="id1" draw:id="id1" draw:layer="layout" svg:width="2cm" svg:height="1.2cm" svg:x="3.995cm" svg:y="10.389cm">
          <text:p text:style-name="P2"><text:span text:style-name="T1">Lexical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2cm" svg:height="1.2cm" svg:x="7cm" svg:y="10.4cm">
          <text:p text:style-name="P2"><text:span text:style-name="T1">Syntax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2cm" svg:height="1.2cm" svg:x="10cm" svg:y="10.4cm">
          <text:p text:style-name="P2"><text:span text:style-name="T1">Semantic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2cm" svg:height="1.2cm" svg:x="13cm" svg:y="10.4cm">
          <text:p text:style-name="P2"><text:span text:style-name="T1">Intermediate</text:span></text:p>
          <text:p text:style-name="P2"><text:span text:style-name="T1">Code</text:span></text:p>
          <text:p text:style-name="P2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cm" svg:height="1.2cm" svg:x="16.5cm" svg:y="10.4cm">
          <text:p text:style-name="P2"><text:span text:style-name="T1">Code</text:span></text:p>
          <text:p text:style-name="P2"><text:span text:style-name="T1">Optim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2.3cm" svg:height="1.2cm" svg:x="19.5cm" svg:y="10.4cm">
          <text:p text:style-name="P2"><text:span text:style-name="T1">Code</text:span></text:p>
          <text:p text:style-name="P2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7.791cm" svg:height="1.2cm" svg:x="4.009cm" svg:y="13cm">
          <text:p text:style-name="P2"><text:span text:style-name="T1">Symbol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8" draw:id="id8" draw:layer="layout" svg:width="2.4cm" svg:height="1.3cm" svg:x="3.8cm" svg:y="7.9cm">
          <text:p text:style-name="P2"><text:span text:style-name="T1">Source</text:span></text:p>
          <text:p text:style-name="P2"><text:span text:style-name="T1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" draw:id="id4" draw:layer="layout" svg:width="2.399cm" svg:height="1.3cm" svg:x="19.453cm" svg:y="7.901cm">
          <text:p text:style-name="P2"><text:span text:style-name="T1">Target</text:span></text:p>
          <text:p text:style-name="P2"><text:span text:style-name="T1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514cm" svg:height="0.645cm" svg:x="5.743cm" svg:y="11.788cm">
          <draw:text-box>
            <text:p><text:span text:style-name="T2">Token</text:span></text:p>
          </draw:text-box>
        </draw:frame>
        <draw:frame draw:style-name="gr9" draw:text-style-name="P5" draw:layer="layout" svg:width="1.205cm" svg:height="0.645cm" svg:x="8.898cm" svg:y="11.789cm">
          <draw:text-box>
            <text:p><text:span text:style-name="T2">AST</text:span></text:p>
          </draw:text-box>
        </draw:frame>
        <draw:frame draw:style-name="gr10" draw:text-style-name="P5" draw:layer="layout" svg:width="2.348cm" svg:height="0.645cm" svg:x="11.329cm" svg:y="11.79cm">
          <draw:text-box>
            <text:p><text:span text:style-name="T2">annot. AST</text:span></text:p>
          </draw:text-box>
        </draw:frame>
        <draw:frame draw:style-name="gr11" draw:text-style-name="P5" draw:layer="layout" svg:width="0.853cm" svg:height="0.645cm" svg:x="15.324cm" svg:y="11.779cm">
          <draw:text-box>
            <text:p><text:span text:style-name="T2">IC</text:span></text:p>
          </draw:text-box>
        </draw:frame>
        <draw:frame draw:style-name="gr11" draw:text-style-name="P5" draw:layer="layout" svg:width="0.853cm" svg:height="0.645cm" svg:x="18.577cm" svg:y="11.78cm">
          <draw:text-box>
            <text:p><text:span text:style-name="T2">IC</text:span></text:p>
          </draw:text-box>
        </draw:frame>
        <draw:custom-shape draw:style-name="gr12" draw:text-style-name="P6" draw:layer="layout" svg:width="11.6cm" svg:height="2.5cm" svg:x="3.8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6.1cm" svg:height="2.5cm" svg:x="16.1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10.7cm" svg:height="3.4cm" svg:x="12.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17:59:04.517178207</meta:creation-date>
    <meta:editing-cycles>1</meta:editing-cycles>
    <meta:editing-duration>P0D</meta:editing-duration>
    <meta:generator>LibreOffice/6.0.7.3$Linux_X86_64 LibreOffice_project/00m0$Build-3</meta:generator>
    <meta:document-statistic meta:object-count="24"/>
  </office:meta>
</office:document-meta>
</file>